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11" style:family="paragraph" style:parent-style-name="Standard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P12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 style:list-style-name="L5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 style:list-style-name="L4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 style:list-style-name="L6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19" style:family="paragraph" style:parent-style-name="Standard" style:list-style-name="L7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20" style:family="paragraph" style:parent-style-name="Standard" style:list-style-name="L8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P2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 style:list-style-name="L9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 style:list-style-name="L10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 including the Presque Isle Half Marathon on July 17, 2016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 and then rested 4 minutes.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4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2023471381402800350" text:style-name="L1">
        <text:list-item>
          <text:p text:style-name="P13">3:56.8</text:p>
        </text:list-item>
        <text:list-item>
          <text:p text:style-name="P13">3:53.8</text:p>
        </text:list-item>
        <text:list-item>
          <text:p text:style-name="P13">3:50.8</text:p>
        </text:list-item>
        <text:list-item>
          <text:p text:style-name="P13">3:47.8</text:p>
        </text:list-item>
        <text:list-item>
          <text:p text:style-name="P13">3:45.0</text:p>
        </text:list-item>
        <text:list-item>
          <text:p text:style-name="P13">3:42.2</text:p>
        </text:list-item>
        <text:list-item>
          <text:p text:style-name="P13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2559638326498871965" text:style-name="L2">
        <text:list-item>
          <text:p text:style-name="P15">2:00 <text:s text:c="2"/>(10:00/mi)</text:p>
        </text:list-item>
        <text:list-item>
          <text:p text:style-name="P15">1:58</text:p>
        </text:list-item>
        <text:list-item>
          <text:p text:style-name="P15">1:56</text:p>
        </text:list-item>
        <text:list-item>
          <text:p text:style-name="P15">1:51</text:p>
        </text:list-item>
        <text:list-item>
          <text:p text:style-name="P15">1:49.4</text:p>
        </text:list-item>
        <text:list-item>
          <text:p text:style-name="P15">1:51.4</text:p>
        </text:list-item>
        <text:list-item>
          <text:p text:style-name="P15">1:47.7</text:p>
        </text:list-item>
        <text:list-item>
          <text:p text:style-name="P15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5.6 miles in the last week. </text:p>
      <text:p text:style-name="P5"/>
      <text:p text:style-name="P5"/>
      <text:p text:style-name="P5"/>
      <text:p text:style-name="P8"><text:soft-page-break/>Sat 6/11/16: <text:span text:style-name="T2">4 miles</text:span></text:p>
      <text:p text:style-name="P8">I ran 4 miles on hilly roads and grass. <text:s/>First and last miles on roads. </text:p>
      <text:p text:style-name="P8">9:19+9:11+8:35+8:34 = 35:40. <text:s/>It was 83 degrees. </text:p>
      <text:p text:style-name="P8"/>
      <text:p text:style-name="P8">Sun 6/12/16: <text:span text:style-name="T2">3 miles</text:span></text:p>
      <text:p text:style-name="P8">I ran and walked 3 miles on roads and grass averaging 11:28/mile.</text:p>
      <text:p text:style-name="P8"/>
      <text:p text:style-name="P8">Mon 6/13/16: <text:span text:style-name="T2">5.1 miles</text:span></text:p>
      <text:p text:style-name="P8">I ran with Mark Ams, and Gary and Matt Puleio. <text:s/>Mark ran 200's and the rest of us ran 6 x 880 yards. I always run wide on the curves so 2 laps is about 880 yards. <text:s/></text:p>
      <text:p text:style-name="P8">We warmed up with a mile jog, ran 6 x 880 with a 220 jog between each 880 and then warmed down with an 880 jog. <text:s/>My 220 jogs took about 2:10. <text:s/>My times on the 880's were</text:p>
      <text:list xml:id="list4945355641942894896" text:style-name="L3">
        <text:list-item>
          <text:p text:style-name="P16">3:50.5</text:p>
        </text:list-item>
        <text:list-item>
          <text:p text:style-name="P16">3:50.4</text:p>
        </text:list-item>
        <text:list-item>
          <text:p text:style-name="P16">3:43.9</text:p>
        </text:list-item>
        <text:list-item>
          <text:p text:style-name="P16">3:44.2</text:p>
        </text:list-item>
        <text:list-item>
          <text:p text:style-name="P16">3:46.2</text:p>
        </text:list-item>
        <text:list-item>
          <text:p text:style-name="P16">3:45</text:p>
          <text:p text:style-name="P16">Average=3:46.7</text:p>
        </text:list-item>
      </text:list>
      <text:p text:style-name="P8">Tues 6/14/16: <text:span text:style-name="T2">5.25 muiles</text:span></text:p>
      <text:p text:style-name="P8">I ran and walked 5.25 miles on hilly roads and grass. <text:s/>During the run I walked 5 times for a total of 1 mile of walking. <text:s/>The average pace was 10:36/mile. <text:s text:c="2"/>I feel good.</text:p>
      <text:p text:style-name="P8"/>
      <text:p text:style-name="P8">Wed 6/15/16: <text:span text:style-name="T2">4 miles</text:span></text:p>
      <text:p text:style-name="P8">I ran 1 mile to the Allegheny College track in 9:05 and rested 4 minutes.</text:p>
      <text:p text:style-name="P8">2 x 220 yards both in 55 s with a 220 jog after each</text:p>
      <text:p text:style-name="P8">rested 3 minutes</text:p>
      <text:p text:style-name="P8">1 mile in 7:28.7. <text:s/>Splits: 1:58.1, 1:55.4, 1:55.6, 1:39.6</text:p>
      <text:p text:style-name="P8">rested 4 minutes</text:p>
      <text:p text:style-name="P8">1 mile home in 9:02</text:p>
      <text:p text:style-name="P8"/>
      <text:p text:style-name="P8">Thur 6/16/16: <text:span text:style-name="T2">2 miles</text:span></text:p>
      <text:p text:style-name="P8">½ mile to the indoor track</text:p>
      <text:p text:style-name="P8">½ mile on the indoor track with no shoes in 4:21</text:p>
      <text:p text:style-name="P8">1 minute rest</text:p>
      <text:p text:style-name="P8">½ mile with shoes in 3:59</text:p>
      <text:p text:style-name="P8">1 light cycle of 17 exercises using weight machines for a total body workout</text:p>
      <text:p text:style-name="P8">½ mile jog home</text:p>
      <text:p text:style-name="P8"/>
      <text:p text:style-name="P8">Fri 6/16/16: <text:span text:style-name="T2">5.9 miles</text:span></text:p>
      <text:p text:style-name="P8">1.25 mile warmup</text:p>
      <text:p text:style-name="P8">5 x 1000 meters with ¼ mile jog after each 1000</text:p>
      <text:p text:style-name="P8">The jogs took about 4 minutes.</text:p>
      <text:p text:style-name="P8">Times for the 1000's:</text:p>
      <text:list xml:id="list6058094488308761795" text:style-name="L4">
        <text:list-item>
          <text:p text:style-name="P17">4:47</text:p>
        </text:list-item>
        <text:list-item>
          <text:p text:style-name="P17">4:43</text:p>
        </text:list-item>
        <text:list-item>
          <text:p text:style-name="P17">4:45</text:p>
        </text:list-item>
        <text:list-item>
          <text:p text:style-name="P17">4:47</text:p>
        </text:list-item>
        <text:list-item>
          <text:p text:style-name="P17">4:36.6 </text:p>
          <text:p text:style-name="P17">Ave=4:44</text:p>
        </text:list-item>
      </text:list>
      <text:p text:style-name="P8">½ mile jog</text:p>
      <text:p text:style-name="P8">It was 84 degrees.</text:p>
      <text:p text:style-name="P9">29.25 miles in the last week </text:p>
      <text:p text:style-name="P7"><text:soft-page-break/><text:span text:style-name="T1">Sat 6/18/16:</text:span> 5.25 miles</text:p>
      <text:p text:style-name="P6">I ran and walked the same course as on Tues June 14. This time I walked 10 times for a total of 1 mile of walking. <text:s/>The average pace was 10:33/mi. <text:s/>It was 87 degrees.</text:p>
      <text:p text:style-name="P6"/>
      <text:p text:style-name="P6">Sun 6/19/16: <text:span text:style-name="T2">3.25 miles</text:span></text:p>
      <text:p text:style-name="P6">I ran 3.25 miles on hilly roads and grass averaging 9:34/mi.</text:p>
      <text:p text:style-name="P6"/>
      <text:p text:style-name="P6">Mon 6/20/16: <text:span text:style-name="T2">5.25 miles</text:span></text:p>
      <text:p text:style-name="P6">I ran with Colton McCurdy and Gary Puleio and his brother Matt on the high school track.</text:p>
      <text:p text:style-name="P6">We warmed up with a mile, did some stretching, ran a 220 in 51 s and jogged a 220.</text:p>
      <text:p text:style-name="P6">Then we ran 8 x 440 yards with a 440 jog after each. <text:s/>The jogs were in about 3:40. It was 86 degrees,</text:p>
      <text:p text:style-name="P6">My times:</text:p>
      <text:list xml:id="list8352691325109824374" text:style-name="L5">
        <text:list-item>
          <text:p text:style-name="P14">1:41</text:p>
        </text:list-item>
        <text:list-item>
          <text:p text:style-name="P14">1:44</text:p>
        </text:list-item>
        <text:list-item>
          <text:p text:style-name="P14">1:46</text:p>
        </text:list-item>
        <text:list-item>
          <text:p text:style-name="P14">1:45</text:p>
        </text:list-item>
        <text:list-item>
          <text:p text:style-name="P14">1:44</text:p>
        </text:list-item>
        <text:list-item>
          <text:p text:style-name="P14">1:47</text:p>
        </text:list-item>
        <text:list-item>
          <text:p text:style-name="P14">1:49</text:p>
        </text:list-item>
        <text:list-item>
          <text:p text:style-name="P14">1:42</text:p>
        </text:list-item>
      </text:list>
      <text:p text:style-name="P6"/>
      <text:p text:style-name="P6">Tues 6/21/16: <text:span text:style-name="T2">2 miles</text:span></text:p>
      <text:p text:style-name="P6">½ mile to the indoor track in 4:27</text:p>
      <text:p text:style-name="P6">4 minute rest</text:p>
      <text:p text:style-name="P6">1 mile on the indoor track with no shoes: 4:08.5+3:49.6=7:58.1</text:p>
      <text:p text:style-name="P6">1 light cycle of 17 exercises using weight machines for a total body workout</text:p>
      <text:p text:style-name="P6">½ mile jog home</text:p>
      <text:p text:style-name="P6"/>
      <text:p text:style-name="P6">Wed 6/22/16: 4<text:span text:style-name="T2"> miles</text:span></text:p>
      <text:p text:style-name="P6">½ mile to the indoor track in 3:43 (downhill)</text:p>
      <text:p text:style-name="P6">4 minute rest</text:p>
      <text:p text:style-name="P6">1 mile on the indoor track with no shoes: 3:58.0+3:46.5=7:44.5</text:p>
      <text:p text:style-name="P6">1 light cycle of 17 exercises using weight machines for a total body workout </text:p>
      <text:p text:style-name="P6">2.5 miles on hilly roads at 9:50/mi</text:p>
      <text:p text:style-name="P6"/>
      <text:p text:style-name="P6">Thurs 6/23/16: <text:span text:style-name="T2">2 miles</text:span></text:p>
      <text:p text:style-name="P6">I ran 2 miles on hilly roads in 10:23/mi.</text:p>
      <text:p text:style-name="P6"/>
      <text:p text:style-name="P6">Fri 6/24/16: <text:span text:style-name="T2">2 miles</text:span></text:p>
      <text:p text:style-name="P6">1 mile on roads and hilly cemetery loop in 9:32.</text:p>
      <text:p text:style-name="P6">1 mile on cemetery loop including 3 x 220 yards with a 220 yard jog between. times 49, 52 and 49 s.</text:p>
      <text:p text:style-name="P6"/>
      <text:p text:style-name="P7">23.75 miles in the last week </text:p>
      <text:p text:style-name="P10"><text:soft-page-break/>Sat 6/25/16: <text:span text:style-name="T2">6.5 miles</text:span></text:p>
      <text:p text:style-name="P10">I ran in the Butler PA 5 mile run. <text:s/>It is a hilly course with the first ¼ mile downhill and the last ¼ mile up hill. <text:s/>It was hot and I poured water on my head about 4 times and drank a little. I got first in my age group. <text:s/>Time 39:37</text:p>
      <text:p text:style-name="P10">Splits:</text:p>
      <text:list xml:id="list3739598929425861957" text:style-name="L6">
        <text:list-item>
          <text:p text:style-name="P18">7:21</text:p>
        </text:list-item>
        <text:list-item>
          <text:p text:style-name="P18">8:14</text:p>
        </text:list-item>
        <text:list-item>
          <text:p text:style-name="P18">8:03</text:p>
        </text:list-item>
        <text:list-item>
          <text:p text:style-name="P18">7:42</text:p>
        </text:list-item>
        <text:list-item>
          <text:p text:style-name="P18">8:16</text:p>
        </text:list-item>
      </text:list>
      <text:p text:style-name="P10"/>
      <text:p text:style-name="P10">Sun 6/26/16: <text:span text:style-name="T2">2 miles</text:span></text:p>
      <text:p text:style-name="P10">I ran 2 miles on roads in 20:10.</text:p>
      <text:p text:style-name="P10"/>
      <text:p text:style-name="P10">Mon 6/27/16: <text:span text:style-name="T2">4 miles</text:span></text:p>
      <text:p text:style-name="P10">I ran ½ mile to the indoor track in 4:36.</text:p>
      <text:p text:style-name="P10">Rest 3 minutes</text:p>
      <text:p text:style-name="P10">½ mile with no shoes on the indoor track in 3:54</text:p>
      <text:p text:style-name="P10">rest 3 minutes</text:p>
      <text:p text:style-name="P10">¼ mile of drills, i.e. high knees, butt kicks etc</text:p>
      <text:p text:style-name="P10">rest 3 minutes</text:p>
      <text:p text:style-name="P10">I ran 4 x ¼ mile on a treadmill with a ¼ mile jog before each interval and one ¼ mile jog at the end. <text:s/>The times for the runs were 1:44.7, 1:44.7, 1:44.7 and 1:42.3. The jogs were about 3 minutes.</text:p>
      <text:p text:style-name="P10">I rested 3 minutes and then jogged ½ mile home.</text:p>
      <text:p text:style-name="P10"/>
      <text:p text:style-name="P10">Tues 6/28/16: <text:span text:style-name="T2">4 miles</text:span></text:p>
      <text:p text:style-name="P10">I ran 4 miles on hilly roads and grass. <text:s/>The first mile was in 10:03 and the next three miles averaged 9:15/mi.</text:p>
      <text:p text:style-name="P10"/>
      <text:p text:style-name="P10">Wed. 6/29/16: <text:span text:style-name="T2">7 miles</text:span></text:p>
      <text:p text:style-name="P10">On the high school track I ran and jogged about 7 miles while running with and timing other runners. <text:s/>The whole session lasted about 1 hour and 45 minutes first with Colton McCurdy and then with Gary Puleio and Rod Brest. <text:s/>The session included 3x 200 meters with Colton. <text:s/>My times were about 51 s. <text:s/>With Rod <text:s/>I ran <text:s text:c="2"/>4 x 400 meters with 400 meter jogs between. <text:s/>The times were:</text:p>
      <text:list xml:id="list8133817062646041223" text:style-name="L7">
        <text:list-item>
          <text:p text:style-name="P19">1:58</text:p>
        </text:list-item>
        <text:list-item>
          <text:p text:style-name="P19">1:39.5</text:p>
        </text:list-item>
        <text:list-item>
          <text:p text:style-name="P19">1:53</text:p>
        </text:list-item>
        <text:list-item>
          <text:p text:style-name="P19">1:45</text:p>
          <text:p text:style-name="P19"><text:s text:c="2"/></text:p>
        </text:list-item>
      </text:list>
      <text:p text:style-name="P10">Thur 6/30/16: <text:span text:style-name="T2">1 mile</text:span></text:p>
      <text:p text:style-name="P10">I ran 1 mile on roads before leaving for Maryland.</text:p>
      <text:p text:style-name="P10"/>
      <text:p text:style-name="P11">Running in California MD</text:p>
      <text:p text:style-name="P11"/>
      <text:p text:style-name="P10">Fri 7/1/16:<text:span text:style-name="T2"> 4.55</text:span> <text:span text:style-name="T2">miles</text:span></text:p>
      <text:p text:style-name="P10">0.9 mile warmup </text:p>
      <text:p text:style-name="P10">3.15 miles on hilly roads in 8:44/mi</text:p>
      <text:p text:style-name="P10">0.5 mile walk in about 8 minutes</text:p>
      <text:list xml:id="list2735520584660496249" text:style-name="L8">
        <text:list-item>
          <text:list>
            <text:list-header>
              <text:p text:style-name="P20"/>
            </text:list-header>
          </text:list>
        </text:list-item>
      </text:list>
      <text:p text:style-name="P11"/>
      <text:p text:style-name="P5">28 miles in the last week </text:p>
      <text:p text:style-name="P12"><text:soft-page-break/>Sat <text:s/>7/2/16: <text:span text:style-name="T2">5 miles</text:span></text:p>
      <text:p text:style-name="P12">I ran 5 miles on hilly roads in 50:45</text:p>
      <text:p text:style-name="P12"/>
      <text:p text:style-name="P12">Sun <text:s/>7/3/16: <text:span text:style-name="T2">3 miles</text:span></text:p>
      <text:p text:style-name="P12">I ran 2 miles: 10:30+9:25. <text:s/>Then I walked 1 mile.</text:p>
      <text:p text:style-name="P12"/>
      <text:p text:style-name="P12">Mon 7/4/16: <text:span text:style-name="T2">5 miles</text:span></text:p>
      <text:p text:style-name="P12">I ran 4.5 miles averaging 10:15/mi on hilly roads. Then I walked ½ miles in 7:48. </text:p>
      <text:p text:style-name="P12"/>
      <text:p text:style-name="P12">Tues <text:s/>7/5/16: <text:span text:style-name="T2">4 miles</text:span></text:p>
      <text:p text:style-name="P12">I ran and walked 4 miles averaging 11:26/mi. <text:s/>I ran 0.4 miles, walked 0.2 miles and repeated until the end. <text:s/>In all I walked 1.2 miles and ran 2.8 miles. <text:s/>My running pace was about 10:00.</text:p>
      <text:p text:style-name="P12"/>
      <text:p text:style-name="P12">Wed 7/6/16: <text:span text:style-name="T2">4 miles</text:span></text:p>
      <text:p text:style-name="P12">I ran and walked 4 averaging 10:38/mile. I was walking and running faster than yesterday. </text:p>
      <text:p text:style-name="P12"/>
      <text:p text:style-name="P12">Thur 7/7/16: <text:span text:style-name="T2">4.1 miles</text:span></text:p>
      <text:p text:style-name="P12">I warmed up with a ½ mile in 5:05 and then rested 3 minutes.</text:p>
      <text:p text:style-name="P12">Then I ran 3.25 miles on hilly roads averaging 8:09/mile. <text:s/>This was a good run and felt great.</text:p>
      <text:p text:style-name="P12">Splits:</text:p>
      <text:list xml:id="list2822696120169986601" text:style-name="L9">
        <text:list-item>
          <text:p text:style-name="P22">8:09</text:p>
        </text:list-item>
        <text:list-item>
          <text:p text:style-name="P22">8:13</text:p>
        </text:list-item>
        <text:list-item>
          <text:p text:style-name="P22">8:15</text:p>
          <text:p text:style-name="P22">The last 0.25 miles in 1:51 or 7:24/mile</text:p>
        </text:list-item>
      </text:list>
      <text:p text:style-name="P12">I warmed down with a 0.35 mile walk.</text:p>
      <text:p text:style-name="P12"/>
      <text:p text:style-name="P12">Fri 7/8/16:<text:span text:style-name="T2"> 5 miles</text:span></text:p>
      <text:p text:style-name="P12">I ran on hilly roads.</text:p>
      <text:p text:style-name="P12">First I ran 2 miles averaging 9:15/mi. and then rested 3 minutes.</text:p>
      <text:p text:style-name="P12">I ran 4x880 yards with ¼ mile jog after each. <text:s/>The jogs averaged 2:40 or 10:40/mi.</text:p>
      <text:p text:style-name="P12">Times on the 880's</text:p>
      <text:list xml:id="list3764510286171507879" text:style-name="L10">
        <text:list-item>
          <text:p text:style-name="P23">3:45<text:tab/> <text:s text:c="3"/>down and uphill</text:p>
        </text:list-item>
        <text:list-item>
          <text:p text:style-name="P23">3:41<text:tab/> <text:s text:c="3"/>down and uphill</text:p>
        </text:list-item>
        <text:list-item>
          <text:p text:style-name="P23">4:00 <text:tab/> <text:s text:c="3"/>uphill</text:p>
        </text:list-item>
        <text:list-item>
          <text:p text:style-name="P23">3:56<text:tab/> <text:s text:c="3"/>mainly uphill</text:p>
        </text:list-item>
      </text:list>
      <text:p text:style-name="P12">Average time = 3:51</text:p>
      <text:p text:style-name="P12">I have felt energetic for the last 3 days.</text:p>
      <text:p text:style-name="P12"/>
      <text:p text:style-name="P24">30.1 miles in the last week.</text:p>
      <text:p text:style-name="P24"><text:soft-page-break/><text:span text:style-name="T1">Sat 7/09/16:</text:span> 9 miles</text:p>
      <text:p text:style-name="P12">I ran and walked 9 miles averaging 10:59/mile on hilly roads.</text:p>
      <text:p text:style-name="P12">Near the end of each mile I walked 0.25 miles so during the run I ran a total of 6.75 miles and walked a total of 2.25 miles. <text:s/>My average running pace was about 9:45/mi and average walking pace was about 14:40/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7-09T12:00:36.57</dc:date>
    <dc:creator>James Lombardi</dc:creator>
    <meta:editing-duration>PT9H57M27S</meta:editing-duration>
    <meta:editing-cycles>72</meta:editing-cycles>
    <meta:document-statistic meta:table-count="0" meta:image-count="0" meta:object-count="0" meta:page-count="8" meta:paragraph-count="256" meta:word-count="2298" meta:character-count="11291"/>
  </office:meta>
</office:document-meta>
</file>